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000000410D3F731EDB5E80DAD.png" manifest:media-type="image/png"/>
  <manifest:file-entry manifest:full-path="Pictures/100002010000006400000064F386A515248DDA79.png" manifest:media-type="image/png"/>
  <manifest:file-entry manifest:full-path="Pictures/100002010000006400000064C478C1F0CB39C803.png" manifest:media-type="image/png"/>
  <manifest:file-entry manifest:full-path="Pictures/100002010000006400000064A7DF44DDAB096C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3" style:family="graphic" style:parent-style-name="standard">
      <style:graphic-properties svg:stroke-color="#000000" draw:fill-color="#ed1c24" draw:textarea-horizontal-align="justify" draw:textarea-vertical-align="middle" draw:auto-grow-height="false" fo:min-height="0.425cm" fo:min-width="0.175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1.71cm" fo:min-width="1.46cm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draw:marker-start-width="0.359cm" draw:marker-end-width="0.359cm" draw:fill="none" draw:fill-color="#ffffff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solid" draw:fill-color="#ed1c24" draw:textarea-horizontal-align="justify" draw:textarea-vertical-align="middle" draw:auto-grow-height="false" fo:min-height="1.71cm" fo:min-width="1.46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d1c24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.162cm" svg:y="4.282cm">
          <draw:image xlink:href="Pictures/100000000000041000000410D3F731EDB5E80DAD.png" xlink:type="simple" xlink:show="embed" xlink:actuate="onLoad">
            <text:p/>
          </draw:image>
        </draw:frame>
        <draw:custom-shape draw:style-name="gr2" draw:text-style-name="P2" draw:layer="layout" svg:width="1.27cm" svg:height="1.016cm" svg:x="11.541cm" svg:y="20.1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3cm" svg:height="0.953cm" svg:x="10.5cm" svg:y="1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1.033cm" svg:y1="14.081cm" svg:x2="17.256cm" svg:y2="7.604cm">
          <text:p/>
        </draw:line>
        <draw:custom-shape draw:style-name="gr5" draw:text-style-name="P5" draw:layer="layout" svg:width="2.922cm" svg:height="2.922cm" svg:x="16.799cm" svg:y="5.0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11.033cm" svg:y1="14.081cm" svg:x2="8.747cm" svg:y2="12.938cm">
          <text:p/>
        </draw:line>
        <draw:custom-shape draw:style-name="gr7" draw:text-style-name="P7" draw:layer="layout" svg:width="2.922cm" svg:height="2.922cm" svg:x="9.508cm" svg:y="12.68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922cm" svg:height="2.922cm" svg:x="6.206cm" svg:y="11.1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6" draw:layer="layout" svg:x1="11.033cm" svg:y1="14.208cm" svg:x2="14.462cm" svg:y2="19.415cm">
          <text:p/>
        </draw:line>
        <draw:custom-shape draw:style-name="gr7" draw:text-style-name="P7" draw:layer="layout" svg:width="2.922cm" svg:height="2.922cm" svg:x="9.509cm" svg:y="12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2.922cm" svg:height="2.922cm" svg:x="13.064cm" svg:y="17.7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" draw:text-style-name="P1" draw:layer="layout" svg:width="2.644cm" svg:height="2.644cm" svg:x="17.002cm" svg:y="5.191cm">
          <draw:image xlink:href="Pictures/100002010000006400000064A7DF44DDAB096C9A.png" xlink:type="simple" xlink:show="embed" xlink:actuate="onLoad">
            <text:p/>
          </draw:image>
        </draw:frame>
        <draw:frame draw:style-name="gr1" draw:text-style-name="P1" draw:layer="layout" svg:width="2.644cm" svg:height="2.644cm" svg:x="13.294cm" svg:y="17.967cm">
          <draw:image xlink:href="Pictures/100002010000006400000064C478C1F0CB39C803.png" xlink:type="simple" xlink:show="embed" xlink:actuate="onLoad">
            <text:p/>
          </draw:image>
        </draw:frame>
        <draw:frame draw:style-name="gr1" draw:text-style-name="P1" draw:layer="layout" svg:width="2.644cm" svg:height="2.644cm" svg:x="6.334cm" svg:y="11.31cm">
          <draw:image xlink:href="Pictures/100002010000006400000064F386A515248DDA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12:44:22.634168708</meta:creation-date>
    <dc:date>2018-06-20T13:38:30.693313437</dc:date>
    <meta:editing-duration>PT13M26S</meta:editing-duration>
    <meta:editing-cycles>3</meta:editing-cycles>
    <meta:generator>LibreOffice/6.0.4.2$Linux_X86_64 LibreOffice_project/00m0$Build-2</meta:generator>
    <meta:document-statistic meta:object-count="14"/>
  </office:meta>
</office:document-meta>
</file>